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 Historic" svg:font-family="'Segoe UI Historic', Akkadian, 'Noto Sans Cuneiform', 'Noto Sans Sumero-Akkadian Cuneiform'"/>
    <style:font-face style:name="Ubuntu" svg:font-family="Ubuntu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03d30d" style:text-rotation-angle="90" style:text-rotation-scale="line-height"/>
    </style:style>
    <style:style style:name="P2" style:family="paragraph" style:parent-style-name="Preformatted_20_Text">
      <style:paragraph-properties fo:text-align="center" style:justify-single-word="false"/>
      <style:text-properties officeooo:rsid="00051d1c" officeooo:paragraph-rsid="00063e37"/>
    </style:style>
    <style:style style:name="P3" style:family="paragraph" style:parent-style-name="Preformatted_20_Text">
      <style:paragraph-properties fo:text-align="center" style:justify-single-word="false"/>
      <style:text-properties fo:font-size="44pt" officeooo:rsid="00050f4b" officeooo:paragraph-rsid="00050f4b" style:font-size-asian="44pt" style:font-size-complex="44pt" style:text-rotation-angle="90" style:text-rotation-scale="line-height"/>
    </style:style>
    <style:style style:name="P4" style:family="paragraph" style:parent-style-name="Preformatted_20_Text">
      <style:paragraph-properties fo:text-align="center" style:justify-single-word="false"/>
      <style:text-properties fo:font-size="85pt" officeooo:paragraph-rsid="0003d30d" style:font-size-asian="85pt" style:font-size-complex="85pt" style:text-rotation-angle="90" style:text-rotation-scale="line-height"/>
    </style:style>
    <style:style style:name="P5" style:family="paragraph" style:parent-style-name="Preformatted_20_Text">
      <style:paragraph-properties fo:text-align="center" style:justify-single-word="false"/>
      <style:text-properties style:font-name="Segoe UI Historic" fo:font-size="120pt" fo:language="und" fo:country="none" officeooo:rsid="00050f4b" officeooo:paragraph-rsid="00050f4b" style:font-size-asian="120pt" style:font-size-complex="120pt" style:text-rotation-angle="90" style:text-rotation-scale="line-height"/>
    </style:style>
    <style:style style:name="P6" style:family="paragraph" style:parent-style-name="Preformatted_20_Text">
      <style:paragraph-properties fo:text-align="center" style:justify-single-word="false"/>
      <style:text-properties style:font-name="Segoe UI Historic" fo:font-size="66pt" fo:language="und" fo:country="none" officeooo:rsid="00063e37" officeooo:paragraph-rsid="00075299" style:font-size-asian="66pt" style:font-size-complex="66pt" style:text-rotation-angle="90" style:text-rotation-scale="line-height"/>
    </style:style>
    <style:style style:name="P7" style:family="paragraph" style:parent-style-name="Preformatted_20_Text">
      <style:paragraph-properties fo:text-align="center" style:justify-single-word="false"/>
      <style:text-properties style:font-name="Segoe UI Historic" fo:font-size="100pt" fo:language="und" fo:country="none" officeooo:rsid="00063e37" officeooo:paragraph-rsid="0007ff65" style:font-size-asian="100pt" style:font-size-complex="100pt" style:text-rotation-angle="90" style:text-rotation-scale="line-height"/>
    </style:style>
    <style:style style:name="P8" style:family="paragraph" style:parent-style-name="Preformatted_20_Text">
      <style:paragraph-properties fo:text-align="center" style:justify-single-word="false"/>
      <style:text-properties style:font-name="Segoe UI Historic" fo:font-size="100pt" fo:language="und" fo:country="none" officeooo:rsid="0007ff65" officeooo:paragraph-rsid="0007ff65" style:font-size-asian="100pt" style:font-size-complex="100pt" style:text-rotation-angle="90" style:text-rotation-scale="line-height"/>
    </style:style>
    <style:style style:name="P9" style:family="paragraph" style:parent-style-name="Preformatted_20_Text">
      <style:paragraph-properties fo:text-align="center" style:justify-single-word="false"/>
      <style:text-properties style:font-name="Segoe UI Historic" fo:font-size="100pt" fo:language="und" fo:country="none" officeooo:rsid="0007ff65" officeooo:paragraph-rsid="0007ff65" style:font-size-asian="100pt" style:font-size-complex="100pt" style:text-rotation-angle="90" style:text-rotation-scale="line-height"/>
    </style:style>
    <style:style style:name="P10" style:family="paragraph" style:parent-style-name="Preformatted_20_Text">
      <style:paragraph-properties fo:text-align="center" style:justify-single-word="false"/>
      <style:text-properties style:font-name="Segoe UI Historic" fo:font-size="100pt" fo:language="und" fo:country="none" officeooo:rsid="0007ff65" officeooo:paragraph-rsid="000a9cc4" style:font-size-asian="100pt" style:font-size-complex="100pt" style:text-rotation-angle="90" style:text-rotation-scale="line-height"/>
    </style:style>
    <style:style style:name="P11" style:family="paragraph" style:parent-style-name="Preformatted_20_Text">
      <style:paragraph-properties fo:text-align="center" style:justify-single-word="false"/>
      <style:text-properties style:font-name="Segoe UI Historic" fo:font-size="100pt" fo:language="und" fo:country="none" officeooo:rsid="0008d484" officeooo:paragraph-rsid="0008d484" style:font-size-asian="100pt" style:font-size-complex="100pt" style:text-rotation-angle="90" style:text-rotation-scale="line-height"/>
    </style:style>
    <style:style style:name="P12" style:family="paragraph" style:parent-style-name="Preformatted_20_Text">
      <style:paragraph-properties fo:text-align="center" style:justify-single-word="false"/>
      <style:text-properties style:font-name="Segoe UI Historic" fo:language="und" fo:country="none" officeooo:rsid="0007ff65" officeooo:paragraph-rsid="0007ff65"/>
    </style:style>
    <style:style style:name="P13" style:family="paragraph" style:parent-style-name="Preformatted_20_Text">
      <style:paragraph-properties fo:text-align="center" style:justify-single-word="false"/>
      <style:text-properties style:font-name="Segoe UI Historic" fo:language="und" fo:country="none" officeooo:rsid="0007ff65" officeooo:paragraph-rsid="0008d484" style:text-rotation-angle="90" style:text-rotation-scale="line-height"/>
    </style:style>
    <style:style style:name="P14" style:family="paragraph" style:parent-style-name="Preformatted_20_Text">
      <style:paragraph-properties fo:text-align="center" style:justify-single-word="false"/>
      <style:text-properties style:font-name="Segoe UI Historic" fo:font-size="44pt" fo:language="und" fo:country="none" officeooo:rsid="00050f4b" officeooo:paragraph-rsid="0008d484" style:font-size-asian="44pt" style:font-size-complex="44pt" style:text-rotation-angle="90" style:text-rotation-scale="line-height"/>
    </style:style>
    <style:style style:name="P15" style:family="paragraph" style:parent-style-name="Preformatted_20_Text">
      <style:paragraph-properties fo:text-align="center" style:justify-single-word="false"/>
      <style:text-properties style:font-name="Segoe UI Historic" fo:font-size="44pt" fo:language="und" fo:country="none" officeooo:rsid="0008d484" officeooo:paragraph-rsid="0008d484" style:font-size-asian="44pt" style:font-size-complex="44pt" style:text-rotation-angle="90" style:text-rotation-scale="line-height"/>
    </style:style>
    <style:style style:name="P16" style:family="paragraph" style:parent-style-name="Preformatted_20_Text">
      <style:paragraph-properties fo:text-align="center" style:justify-single-word="false"/>
      <style:text-properties style:font-name="Segoe UI Historic" fo:font-size="44pt" fo:language="und" fo:country="none" officeooo:rsid="0008d484" officeooo:paragraph-rsid="000a9cc4" style:font-size-asian="44pt" style:font-size-complex="44pt" style:text-rotation-angle="90" style:text-rotation-scale="line-height"/>
    </style:style>
    <style:style style:name="P17" style:family="paragraph" style:parent-style-name="Preformatted_20_Text">
      <style:paragraph-properties fo:text-align="center" style:justify-single-word="false"/>
      <style:text-properties style:font-name="Segoe UI Historic" fo:font-size="20pt" fo:language="und" fo:country="none" officeooo:rsid="0007ff65" officeooo:paragraph-rsid="000a9cc4" style:font-size-asian="20pt" style:font-size-complex="20pt" style:text-rotation-angle="90" style:text-rotation-scale="line-height"/>
    </style:style>
    <style:style style:name="T1" style:family="text">
      <style:text-properties fo:font-size="72pt" officeooo:rsid="00070e7b" style:font-size-asian="72pt" style:font-size-complex="72pt"/>
    </style:style>
    <style:style style:name="T2" style:family="text">
      <style:text-properties style:font-name="Segoe UI Historic" fo:font-size="72pt" fo:language="und" fo:country="none" style:font-size-asian="72pt" style:font-size-complex="72pt"/>
    </style:style>
    <style:style style:name="T3" style:family="text">
      <style:text-properties style:font-name="Segoe UI Historic" fo:font-size="72pt" fo:language="und" fo:country="none" style:font-size-asian="72pt" style:font-size-complex="72pt" style:text-rotation-angle="90" style:text-rotation-scale="line-height"/>
    </style:style>
    <style:style style:name="T4" style:family="text">
      <style:text-properties style:font-name="Segoe UI Historic" fo:font-size="72pt" fo:language="und" fo:country="none" officeooo:rsid="00050f4b" style:font-size-asian="72pt" style:font-size-complex="72pt" style:text-rotation-angle="90" style:text-rotation-scale="line-height"/>
    </style:style>
    <style:style style:name="T5" style:family="text">
      <style:text-properties style:font-name="Segoe UI Historic" fo:language="und" fo:country="none"/>
    </style:style>
    <style:style style:name="T6" style:family="text">
      <style:text-properties style:font-name="Segoe UI Historic" fo:language="und" fo:country="none" officeooo:rsid="00070e7b"/>
    </style:style>
    <style:style style:name="T7" style:family="text">
      <style:text-properties style:font-name="Segoe UI Historic" fo:font-size="108pt" fo:language="und" fo:country="none" style:font-size-asian="108pt" style:font-size-complex="108pt"/>
    </style:style>
    <style:style style:name="T8" style:family="text">
      <style:text-properties style:font-name="Ubuntu" fo:language="und" fo:country="none" officeooo:rsid="00075299" style:font-name-asian="DejaVu Sans Mono" style:font-name-complex="Liberation Mono"/>
    </style:style>
    <style:style style:name="T9" style:family="text">
      <style:text-properties fo:font-size="100pt" style:font-size-asian="100pt" style:font-size-complex="100pt" style:text-rotation-angle="90" style:text-rotation-scale="line-height"/>
    </style:style>
    <style:style style:name="T10" style:family="text">
      <style:text-properties style:text-position="-33% 80%"/>
    </style:style>
    <style:style style:name="T11" style:family="text">
      <style:text-properties style:text-position="-33% 80%" fo:font-size="100pt" style:font-size-asian="100pt" style:font-size-complex="100pt" style:text-rotation-angle="90" style:text-rotation-scale="line-height"/>
    </style:style>
    <style:style style:name="T12" style:family="text">
      <style:text-properties style:text-position="-33% 80%" fo:font-size="100pt" officeooo:rsid="0007ff65" style:font-name-asian="DejaVu Sans Mono" style:font-size-asian="100pt" style:font-name-complex="Liberation Mono" style:font-size-complex="100pt"/>
    </style:style>
    <style:style style:name="T13" style:family="text">
      <style:text-properties style:text-position="-33% 80%" fo:font-size="72pt" style:font-size-asian="72pt" style:font-size-complex="72pt"/>
    </style:style>
    <style:style style:name="T14" style:family="text">
      <style:text-properties style:text-position="-33% 80%" fo:font-size="72pt" officeooo:rsid="00070e7b" style:font-size-asian="72pt" style:font-size-complex="72pt"/>
    </style:style>
    <style:style style:name="T15" style:family="text">
      <style:text-properties style:text-position="-33% 80%" style:font-name="Ubuntu" fo:font-size="72pt" officeooo:rsid="00075299" style:font-name-asian="DejaVu Sans Mono" style:font-size-asian="72pt" style:font-name-complex="Liberation Mono" style:font-size-complex="72pt"/>
    </style:style>
    <style:style style:name="T16" style:family="text">
      <style:text-properties style:text-position="-33% 80%" style:font-name="Ubuntu" fo:font-size="70pt" officeooo:rsid="00075299" style:font-name-asian="DejaVu Sans Mono" style:font-size-asian="70pt" style:font-name-complex="Liberation Mono" style:font-size-complex="70pt"/>
    </style:style>
    <style:style style:name="T17" style:family="text">
      <style:text-properties style:text-position="-33% 80%" style:font-name="Ubuntu" fo:font-size="60pt" style:font-name-asian="DejaVu Sans Mono" style:font-size-asian="60pt" style:font-name-complex="Liberation Mono" style:font-size-complex="60pt"/>
    </style:style>
    <style:style style:name="T18" style:family="text">
      <style:text-properties style:text-position="-33% 80%" style:font-name="Ubuntu" fo:font-size="60pt" officeooo:rsid="00075299" style:font-name-asian="DejaVu Sans Mono" style:font-size-asian="60pt" style:font-name-complex="Liberation Mono" style:font-size-complex="60pt"/>
    </style:style>
    <style:style style:name="T19" style:family="text">
      <style:text-properties style:text-position="-33% 80%" style:font-name="Ubuntu" fo:font-size="60pt" officeooo:rsid="000a9cc4" style:font-name-asian="DejaVu Sans Mono" style:font-size-asian="60pt" style:font-name-complex="Liberation Mono" style:font-size-complex="60pt"/>
    </style:style>
    <style:style style:name="T20" style:family="text">
      <style:text-properties style:text-position="-33% 80%" style:font-name="Ubuntu" style:font-name-asian="DejaVu Sans Mono" style:font-name-complex="Liberation Mono"/>
    </style:style>
    <style:style style:name="T21" style:family="text">
      <style:text-properties style:text-position="-33% 80%" style:font-name="Ubuntu" officeooo:rsid="000a9cc4" style:font-name-asian="DejaVu Sans Mono" style:font-name-complex="Liberation Mono"/>
    </style:style>
    <style:style style:name="T22" style:family="text">
      <style:text-properties style:text-position="-33% 80%" fo:font-size="70pt" style:font-size-asian="70pt" style:font-size-complex="70pt"/>
    </style:style>
    <style:style style:name="T23" style:family="text">
      <style:text-properties style:text-position="-33% 80%" fo:font-size="70pt" officeooo:rsid="00070e7b" style:font-size-asian="70pt" style:font-size-complex="70pt"/>
    </style:style>
    <style:style style:name="T24" style:family="text">
      <style:text-properties style:text-position="-33% 80%" fo:font-size="60pt" style:font-size-asian="60pt" style:font-size-complex="60pt"/>
    </style:style>
    <style:style style:name="T25" style:family="text">
      <style:text-properties style:text-position="-33% 80%" fo:font-size="60pt" officeooo:rsid="00070e7b" style:font-size-asian="60pt" style:font-size-complex="60pt"/>
    </style:style>
    <style:style style:name="T26" style:family="text">
      <style:text-properties style:text-position="-33% 80%" fo:font-size="90pt" officeooo:rsid="00070e7b" style:font-size-asian="90pt" style:font-size-complex="90pt"/>
    </style:style>
    <style:style style:name="T27" style:family="text">
      <style:text-properties style:text-position="-33% 80%" officeooo:rsid="00070e7b"/>
    </style:style>
    <style:style style:name="T28" style:family="text">
      <style:text-properties style:text-position="0% 100%"/>
    </style:style>
    <style:style style:name="T29" style:family="text">
      <style:text-properties style:text-position="0% 100%" fo:font-size="100pt" officeooo:rsid="0007ff65" style:font-name-asian="DejaVu Sans Mono" style:font-size-asian="100pt" style:font-name-complex="Liberation Mono" style:font-size-complex="100pt"/>
    </style:style>
    <style:style style:name="T30" style:family="text">
      <style:text-properties style:text-position="sub 58%" fo:font-size="100pt" officeooo:rsid="0007ff65" style:font-name-asian="DejaVu Sans Mono" style:font-size-asian="100pt" style:font-name-complex="Liberation Mono" style:font-size-complex="100pt"/>
    </style:style>
    <style:style style:name="T31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𒈗<text:tab/></text:p>
      <text:p text:style-name="P1"><text:soft-page-break/><text:span text:style-name="T1">LUGAL</text:span><text:soft-page-break/><text:span text:style-name="T7">𒀭</text:span><text:span text:style-name="T2"> <text:s/></text:span></text:p>
      <text:p text:style-name="P1"/>
      <text:p text:style-name="P3"><text:soft-page-break/><text:span text:style-name="T5">AN/</text:span><text:span text:style-name="T6">DI</text:span><text:span text:style-name="T8">ĜIR</text:span></text:p>
      <text:p text:style-name="P5"><text:soft-page-break/><text:s/>𒃲 </text:p>
      <text:p text:style-name="P2"><text:soft-page-break/><text:span text:style-name="T4">G</text:span><text:span text:style-name="T3">AL </text:span></text:p>
      <text:p text:style-name="P6"><text:s/></text:p>
      <text:p text:style-name="P6"><text:soft-page-break/></text:p>
      <text:p text:style-name="P7"><text:s/>𒌉</text:p>
      <text:p text:style-name="P8"><text:soft-page-break/>TUR </text:p>
      <text:p text:style-name="P8"><text:soft-page-break/>𒈤 </text:p>
      <text:p text:style-name="P8"><text:soft-page-break/>MUḪ</text:p>
      <text:p text:style-name="P8"><text:soft-page-break/><text:s/>𒆳 </text:p>
      <text:p text:style-name="P8"><text:s/></text:p>
      <text:p text:style-name="P8"><text:soft-page-break/>KUR </text:p>
      <text:p text:style-name="P8"><text:soft-page-break/>𒂍 </text:p>
      <text:p text:style-name="P12"><text:soft-page-break/><text:span text:style-name="T9">E</text:span><text:span text:style-name="T11">2 <text:s text:c="2"/></text:span></text:p>
      <text:p text:style-name="P13"><text:soft-page-break/><text:span text:style-name="T26">LUGAL</text:span><text:span text:style-name="T14"> </text:span></text:p>
      <text:p text:style-name="P11"><text:soft-page-break/><text:span text:style-name="T27">K</text:span><text:span text:style-name="T10">ING</text:span></text:p>
      <text:p text:style-name="P14"><text:soft-page-break/><text:span text:style-name="T13"><text:s/></text:span><text:span text:style-name="T24">AN/</text:span><text:span text:style-name="T25">DI</text:span><text:span text:style-name="T18">ĜIR </text:span></text:p>
      <text:p text:style-name="P16"><text:soft-page-break/><text:span text:style-name="T18">D</text:span><text:span text:style-name="T17">IVINE </text:span></text:p>
      <text:p text:style-name="P16"><text:span text:style-name="T17"><text:s text:c="3"/></text:span></text:p>
      <text:p text:style-name="P15"><text:soft-page-break/></text:p>
      <text:p text:style-name="P16"><text:span text:style-name="T17"><text:s text:c="2"/></text:span><text:span text:style-name="T29">E</text:span><text:span text:style-name="T30">2</text:span><text:span text:style-name="T17"> </text:span></text:p>
      <text:p text:style-name="P10"><text:soft-page-break/><text:span text:style-name="T20">KUR</text:span><text:span text:style-name="T17"> </text:span></text:p>
      <text:p text:style-name="P17"><text:soft-page-break/><text:span text:style-name="T21">Mountain/ENEMY LAND</text:span><text:span text:style-name="T20"> <text:s text:c="3"/>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 Historic" svg:font-family="'Segoe UI Historic', Akkadian, 'Noto Sans Cuneiform', 'Noto Sans Sumero-Akkadian Cuneiform'"/>
    <style:font-face style:name="Ubuntu" svg:font-family="Ubuntu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in" fo:page-height="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in" fo:page-height="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7T08:08:24.184883417</dc:date>
    <meta:editing-duration>PT56M24S</meta:editing-duration>
    <meta:editing-cycles>6</meta:editing-cycles>
    <meta:generator>LibreOffice/6.0.3.2$Linux_X86_64 LibreOffice_project/00m0$Build-2</meta:generator>
    <meta:print-date>2018-08-16T14:11:47.790557062</meta:print-date>
    <meta:document-statistic meta:table-count="0" meta:image-count="0" meta:object-count="0" meta:page-count="21" meta:paragraph-count="23" meta:word-count="21" meta:character-count="114" meta:non-whitespace-character-count="80"/>
  </office:meta>
</office:document-meta>
</file>